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9D200000A5636139F50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ae00" draw:opacity="60%" draw:textarea-horizontal-align="justify" draw:textarea-vertical-align="middle" draw:auto-grow-height="false" draw:shadow-offset-x="0.203cm" draw:shadow-offset-y="0.203cm" draw:shadow-opacity="6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4.445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1.524cm" svg:x="2.397cm" svg:y="4.683cm">
          <text:p text:style-name="P1"><text:span text:style-name="T1">Go-Live</text:span></text:p>
          <draw:enhanced-geometry svg:viewBox="0 0 21600 21600" draw:text-areas="0 0 21600 21600" draw:extrusion="true" draw:extrusion-first-light-direction="(50000 50000 10000)" draw:extrusion-second-light-direction="(-50000 0 10000)" dr3d:shade-mode="flat" draw:extrusion-metal="true" draw:extrusion-specularity="122%" draw:extrusion-diffusion="122%" draw:extrusion-depth="1.27cm 0" draw:extrusion-viewpoint="(3.472cm -3.472cm 25cm)" draw:extrusion-origin="0.5 -0.5" draw:extrusion-skew="50 -135" draw:extrusion-rotation-angle="0 0" draw:extrusion-color="false" draw:type="pentagon-right" draw:modifiers="16674.483340362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271cm" svg:height="1.524cm" svg:x="8.62cm" svg:y="4.683cm">
          <text:p text:style-name="P1"><text:span text:style-name="T1">Galerie</text:span></text:p>
          <draw:enhanced-geometry svg:viewBox="0 0 21600 21600" draw:text-areas="0 0 21600 21600" draw:extrusion="true" draw:extrusion-first-light-direction="(50000 50000 10000)" draw:extrusion-second-light-direction="(-50000 0 10000)" draw:type="chevron" draw:modifiers="18045.038826574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463cm" svg:height="1.524cm" svg:x="9.527cm" svg:y="12.938cm">
          <text:p text:style-name="P1"><text:span text:style-name="T1">Erweiterte Suche</text:span></text:p>
          <draw:enhanced-geometry svg:viewBox="0 0 21600 21600" draw:text-areas="0 0 21600 21600" draw:extrusion="true" draw:extrusion-first-light-direction="(50000 50000 10000)" draw:extrusion-second-light-direction="(-50000 0 10000)" draw:type="chevron" draw:modifiers="17010.69887834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167cm" svg:height="1.524cm" svg:x="2.397cm" svg:y="12.938cm">
          <text:p text:style-name="P1"><text:span text:style-name="T1">Schutzlisten +</text:span></text:p>
          <text:p text:style-name="P1"><text:span text:style-name="T1">Berechtigung</text:span></text:p>
          <draw:enhanced-geometry svg:viewBox="0 0 21600 21600" draw:text-areas="0 0 21600 21600" draw:extrusion="true" draw:extrusion-first-light-direction="(50000 50000 10000)" draw:extrusion-second-light-direction="(-50000 0 10000)" draw:mirror-horizontal="false" draw:mirror-vertical="false" draw:type="chevron" draw:modifiers="16795.196156925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0.541cm" svg:height="1.524cm" svg:x="17.002cm" svg:y="4.683cm">
          <text:p text:style-name="P1"><text:span text:style-name="T1">Gebiete und Inventare</text:span></text:p>
          <draw:enhanced-geometry svg:viewBox="0 0 21600 21600" draw:text-areas="0 0 21600 21600" draw:extrusion="true" draw:extrusion-first-light-direction="(50000 50000 10000)" draw:extrusion-second-light-direction="(-50000 0 10000)" draw:type="chevron" draw:modifiers="18127.034718269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9.463cm" svg:height="1.524cm" svg:x="17.953cm" svg:y="12.938cm">
          <text:p text:style-name="P1"><text:span text:style-name="T1">Artenbestimmung</text:span></text:p>
          <text:p text:style-name="P1"><text:span text:style-name="T1">über Community</text:span></text:p>
          <draw:enhanced-geometry svg:viewBox="0 0 21600 21600" draw:text-areas="0 0 21600 21600" draw:extrusion="true" draw:extrusion-first-light-direction="(50000 50000 10000)" draw:extrusion-second-light-direction="(-50000 0 10000)" draw:type="chevron" draw:modifiers="17010.698878343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layer="layout" svg:width="4.469cm" svg:height="0.988cm" svg:x="2.5cm" svg:y="3.06cm">
          <draw:text-box>
            <text:p>20. Juli 2012</text:p>
          </draw:text-box>
        </draw:frame>
        <draw:frame draw:style-name="gr4" draw:text-style-name="P2" draw:layer="layout" svg:width="0.762cm" svg:height="0.802cm" svg:x="6.842cm" svg:y="3.032cm">
          <draw:image xlink:href="Pictures/20000001000009D200000A5636139F50.svg" xlink:type="simple" xlink:show="embed" xlink:actuate="onLoad">
            <text:p/>
          </draw:image>
        </draw:frame>
        <draw:frame draw:style-name="gr5" draw:text-style-name="P3" draw:layer="layout" svg:width="6.477cm" svg:height="4.695cm" svg:x="2.524cm" svg:y="6.715cm">
          <draw:text-box>
            <text:list text:style-name="L1">
              <text:list-item>
                <text:p text:style-name="P3"><text:span text:style-name="T2">iPhone App, mit der Einzelbeobachtungen erfasst und übermittelt werden können.</text:span></text:p>
              </text:list-item>
              <text:list-item>
                <text:p text:style-name="P3"><text:span text:style-name="T2">Internetplatform, auf der Einzelbeobachtungen erfasst und angezeigt werden können.</text:span></text:p>
              </text:list-item>
            </text:list>
          </draw:text-box>
        </draw:frame>
        <draw:frame draw:style-name="gr5" draw:text-style-name="P3" draw:layer="layout" svg:width="8.255cm" svg:height="4.695cm" svg:x="8.747cm" svg:y="6.715cm">
          <draw:text-box>
            <text:list text:style-name="L1">
              <text:list-item>
                <text:p text:style-name="P3"><text:span text:style-name="T2">Kann Bilder, Videos, Audio-Dateien und Dokumente verwalten.</text:span></text:p>
              </text:list-item>
              <text:list-item>
                <text:p text:style-name="P3"><text:span text:style-name="T2">Kann die Datensätze, die in der Tabelle angezeigt werden auch als Galerie anzeigen.</text:span></text:p>
              </text:list-item>
              <text:list-item>
                <text:p text:style-name="P3"><text:span text:style-name="T2">Kann zwischen Belegbilder und Portraitbilder unterscheiden und filtern.</text:span></text:p>
              </text:list-item>
            </text:list>
          </draw:text-box>
        </draw:frame>
        <draw:frame draw:style-name="gr5" draw:text-style-name="P3" draw:layer="layout" svg:width="10.414cm" svg:height="4.695cm" svg:x="17.256cm" svg:y="6.715cm">
          <draw:text-box>
            <text:list text:style-name="L1">
              <text:list-item>
                <text:p text:style-name="P3"><text:span text:style-name="T2">Gebiete erfassen</text:span></text:p>
              </text:list-item>
              <text:list-item>
                <text:p text:style-name="P3"><text:span text:style-name="T2">Gebiete mit anderen Benutzern teilen</text:span></text:p>
              </text:list-item>
              <text:list-item>
                <text:p text:style-name="P3"><text:span text:style-name="T2">Einzelbeobachtungen zu Inventaren zusammenfassen</text:span></text:p>
              </text:list-item>
              <text:list-item>
                <text:p text:style-name="P3"><text:span text:style-name="T2">Inventare an Gebiete anhängen</text:span></text:p>
              </text:list-item>
              <text:list-item>
                <text:p text:style-name="P3"><text:span text:style-name="T2">Galerie auf Gebieten anzeigen</text:span></text:p>
              </text:list-item>
            </text:list>
          </draw:text-box>
        </draw:frame>
        <draw:frame draw:style-name="gr5" draw:text-style-name="P3" draw:layer="layout" svg:width="7.366cm" svg:height="4.695cm" svg:x="2.397cm" svg:y="14.589cm">
          <draw:text-box>
            <text:list text:style-name="L1">
              <text:list-item>
                <text:p text:style-name="P3"><text:span text:style-name="T2">Rote Liste, geschützte Arten, Schwarze Liste für Benutzer praktisch und optisch schön darstellen</text:span></text:p>
              </text:list-item>
              <text:list-item>
                <text:p text:style-name="P3"><text:span text:style-name="T2">Bestimmungen über Datenschutzrichtlinien der Roten Liste einhalten.</text:span></text:p>
              </text:list-item>
            </text:list>
          </draw:text-box>
        </draw:frame>
        <draw:frame draw:style-name="gr5" draw:text-style-name="P3" draw:layer="layout" svg:width="8.763cm" svg:height="4.695cm" svg:x="9.636cm" svg:y="14.593cm">
          <draw:text-box>
            <text:list text:style-name="L1">
              <text:list-item>
                <text:p text:style-name="P3"><text:span text:style-name="T2">Suche nach Beobachtungen in einem bestimmten Gebiet</text:span></text:p>
              </text:list-item>
              <text:list-item>
                <text:p text:style-name="P3"><text:span text:style-name="T2">Suche nach Beobchtungen einer bestimmten Art</text:span></text:p>
              </text:list-item>
              <text:list-item>
                <text:p text:style-name="P3"><text:span text:style-name="T2">Ergebnisse in Tabellen-, Karten- und Galerie-Ansicht darstellen.</text:span></text:p>
              </text:list-item>
            </text:list>
          </draw:text-box>
        </draw:frame>
        <draw:frame draw:style-name="gr5" draw:text-style-name="P3" draw:layer="layout" svg:width="9.144cm" svg:height="4.695cm" svg:x="18.399cm" svg:y="14.593cm">
          <draw:text-box>
            <text:list text:style-name="L1">
              <text:list-item>
                <text:p text:style-name="P3"><text:span text:style-name="T2">Benutzer kann Bilder hochladen</text:span></text:p>
              </text:list-item>
              <text:list-item>
                <text:p text:style-name="P3"><text:span text:style-name="T2">Andere Benutzer können “Tipps” abgeben</text:span></text:p>
              </text:list-item>
              <text:list-item>
                <text:p text:style-name="P3"><text:span text:style-name="T2">Kommentare können erfasst werden</text:span></text:p>
              </text:list-item>
              <text:list-item>
                <text:p text:style-name="P3"><text:span text:style-name="T2">Bestimmung wird vom ursprünglichen Benutzer anhand der Tipps vorgenommen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ivi </meta:initial-creator>
    <meta:creation-date>2012-07-17T13:57:38</meta:creation-date>
    <dc:date>2012-07-17T16:45:19</dc:date>
    <dc:creator>zivi </dc:creator>
    <meta:editing-duration>PT2H39M51S</meta:editing-duration>
    <meta:editing-cycles>11</meta:editing-cycles>
    <meta:generator>LibreOffice/3.5$Linux_X86_64 LibreOffice_project/350m1$Build-2</meta:generator>
    <meta:document-statistic meta:object-count="14"/>
  </office:meta>
</office:document-meta>
</file>